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-color="#9999ff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draw:stroke="solid" draw:fill-color="#9999ff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standard">
      <style:graphic-properties draw:fill-color="#aecf00" draw:opacity="50%" draw:textarea-vertical-align="middle" draw:shadow-opacity="50%"/>
    </style:style>
    <style:style style:name="gr4" style:family="graphic" style:parent-style-name="standard">
      <style:graphic-properties draw:fill-color="#ffffcc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9999ff" draw:opacity="50%" draw:textarea-horizontal-align="justify" draw:textarea-vertical-align="middle" draw:auto-grow-height="false" fo:min-height="0cm" fo:min-width="0cm" draw:shadow-opacity="50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9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text-underline-style="none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size="10pt" style:text-underline-style="none"/>
    </style:style>
    <style:style style:name="T4" style:family="text">
      <style:text-properties fo:font-size="10pt" style:text-underline-style="solid" style:text-underline-width="auto" style:text-und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9cm" svg:height="1.244cm" svg:x="6.713cm" svg:y="2.3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9" draw:id="id9" draw:layer="layout" svg:width="1.513cm" svg:height="1.106cm" svg:x="6.796cm" svg:y="2.435cm">
          <text:p text:style-name="P2"><text:span text:style-name="T1">twee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xml:id="id1" draw:id="id1" draw:layer="layout" svg:width="2.413cm" svg:height="1.397cm" svg:x="9.278cm" svg:y="2.29cm">
          <text:p text:style-name="P2"><text:span text:style-name="T2">Tweet</text:span></text:p>
        </draw:rect>
        <draw:ellipse draw:style-name="gr4" draw:text-style-name="P4" xml:id="id5" draw:id="id5" draw:layer="layout" svg:width="1.968cm" svg:height="0.619cm" svg:x="12.249cm" svg:y="4.098cm">
          <text:p text:style-name="P2"><text:span text:style-name="T3">time</text:span></text:p>
        </draw:ellipse>
        <draw:ellipse draw:style-name="gr4" draw:text-style-name="P4" xml:id="id3" draw:id="id3" draw:layer="layout" svg:width="1.968cm" svg:height="0.619cm" svg:x="12.249cm" svg:y="2.193cm">
          <text:p text:style-name="P2"><text:span text:style-name="T3">text</text:span></text:p>
        </draw:ellipse>
        <draw:ellipse draw:style-name="gr4" draw:text-style-name="P5" xml:id="id2" draw:id="id2" draw:layer="layout" svg:width="1.968cm" svg:height="0.619cm" svg:x="12.249cm" svg:y="1.26cm">
          <text:p text:style-name="P2"><text:span text:style-name="T4">id</text:span></text:p>
        </draw:ellipse>
        <draw:ellipse draw:style-name="gr4" draw:text-style-name="P4" xml:id="id4" draw:id="id4" draw:layer="layout" svg:width="1.968cm" svg:height="0.619cm" svg:x="12.249cm" svg:y="3.167cm">
          <text:p text:style-name="P2"><text:span text:style-name="T3">author</text:span></text:p>
        </draw:ellipse>
        <draw:connector draw:style-name="gr5" draw:text-style-name="P2" draw:layer="layout" draw:type="line" svg:x1="11.691cm" svg:y1="2.988cm" svg:x2="12.249cm" svg:y2="1.569cm" draw:start-shape="id1" draw:start-glue-point="1" draw:end-shape="id2" draw:end-glue-point="3" svg:d="M11691 2988l558-1419">
          <text:p/>
        </draw:connector>
        <draw:connector draw:style-name="gr5" draw:text-style-name="P2" draw:layer="layout" draw:type="line" svg:x1="11.691cm" svg:y1="2.988cm" svg:x2="12.249cm" svg:y2="2.502cm" draw:start-shape="id1" draw:start-glue-point="1" draw:end-shape="id3" draw:end-glue-point="3" svg:d="M11691 2988l558-486">
          <text:p/>
        </draw:connector>
        <draw:connector draw:style-name="gr5" draw:text-style-name="P2" draw:layer="layout" draw:type="line" svg:x1="11.691cm" svg:y1="2.988cm" svg:x2="12.249cm" svg:y2="3.476cm" draw:start-shape="id1" draw:start-glue-point="1" draw:end-shape="id4" draw:end-glue-point="3" svg:d="M11691 2988l558 488">
          <text:p/>
        </draw:connector>
        <draw:connector draw:style-name="gr5" draw:text-style-name="P2" draw:layer="layout" draw:type="line" svg:x1="11.691cm" svg:y1="2.988cm" svg:x2="12.249cm" svg:y2="4.407cm" draw:start-shape="id1" draw:start-glue-point="1" draw:end-shape="id5" draw:end-glue-point="3" svg:d="M11691 2988l558 1419">
          <text:p/>
        </draw:connector>
        <draw:rect draw:style-name="gr3" draw:text-style-name="P3" xml:id="id6" draw:id="id6" draw:layer="layout" svg:width="2.413cm" svg:height="1.397cm" svg:x="3.542cm" svg:y="2.269cm">
          <draw:glue-point draw:id="4" svg:x="-3.883cm" svg:y="5.01cm"/>
          <draw:glue-point draw:id="5" svg:x="3.932cm" svg:y="4.81cm"/>
          <text:p text:style-name="P2"><text:span text:style-name="T2">User</text:span></text:p>
        </draw:rect>
        <draw:ellipse draw:style-name="gr4" draw:text-style-name="P4" xml:id="id8" draw:id="id8" draw:layer="layout" svg:width="1.968cm" svg:height="0.619cm" svg:x="1.222cm" svg:y="3.135cm">
          <text:p text:style-name="P2"><text:span text:style-name="T3">name</text:span></text:p>
        </draw:ellipse>
        <draw:ellipse draw:style-name="gr4" draw:text-style-name="P5" xml:id="id7" draw:id="id7" draw:layer="layout" svg:width="1.968cm" svg:height="0.619cm" svg:x="1.243cm" svg:y="2.223cm">
          <text:p text:style-name="P2"><text:span text:style-name="T4">id</text:span></text:p>
        </draw:ellipse>
        <draw:connector draw:style-name="gr5" draw:text-style-name="P2" draw:layer="layout" draw:type="line" svg:x1="3.542cm" svg:y1="2.967cm" svg:x2="3.211cm" svg:y2="2.532cm" draw:start-shape="id6" draw:start-glue-point="3" draw:end-shape="id7" draw:end-glue-point="1" svg:d="M3542 2967l-331-435">
          <text:p/>
        </draw:connector>
        <draw:connector draw:style-name="gr5" draw:text-style-name="P2" draw:layer="layout" draw:type="line" svg:x1="3.542cm" svg:y1="2.967cm" svg:x2="3.19cm" svg:y2="3.444cm" draw:start-shape="id6" draw:start-glue-point="3" draw:end-shape="id8" draw:end-glue-point="1" svg:d="M3542 2967l-352 477">
          <text:p/>
        </draw:connector>
        <draw:connector draw:style-name="gr6" draw:text-style-name="P1" draw:layer="layout" draw:type="line" svg:x1="5.955cm" svg:y1="2.988cm" svg:x2="6.796cm" svg:y2="2.988cm" draw:end-shape="id9" draw:end-glue-point="5" svg:d="M5955 2988h841">
          <text:p text:style-name="P2"><text:span text:style-name="T1">1</text:span></text:p>
          <text:p text:style-name="P2"><text:span text:style-name="T1"/></text:p>
        </draw:connector>
        <draw:connector draw:style-name="gr6" draw:text-style-name="P1" draw:layer="layout" draw:type="line" svg:x1="8.309cm" svg:y1="2.988cm" svg:x2="9.278cm" svg:y2="2.988cm" draw:start-shape="id9" draw:start-glue-point="7" svg:d="M8309 2988h969">
          <text:p text:style-name="P2"><text:span text:style-name="T1">0..n</text:span></text:p>
          <text:p text:style-name="P2"><text:span text:style-name="T1"/></text:p>
        </draw:connector>
        <draw:custom-shape draw:style-name="gr7" draw:text-style-name="P1" xml:id="id10" draw:id="id10" draw:layer="layout" svg:width="1.513cm" svg:height="1.106cm" svg:x="4.042cm" svg:y="4.468cm">
          <text:p text:style-name="P2"><text:span text:style-name="T1">follow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3.812cm" svg:y1="3.666cm" svg:x2="4.042cm" svg:y2="5.021cm" draw:start-shape="id6" draw:start-glue-point="4" draw:end-shape="id10" draw:end-glue-point="5" svg:d="M3812 3666v1355h230">
          <text:p text:style-name="P2"><text:span text:style-name="T1"/></text:p>
          <text:p text:style-name="P2"><text:span text:style-name="T1"/></text:p>
          <text:p text:style-name="P2"><text:span text:style-name="T1">0..n <text:s text:c="7"/></text:span></text:p>
        </draw:connector>
        <draw:connector draw:style-name="gr8" draw:text-style-name="P1" draw:layer="layout" svg:x1="5.555cm" svg:y1="5.021cm" svg:x2="5.696cm" svg:y2="3.638cm" draw:start-shape="id10" draw:start-glue-point="7" draw:end-shape="id6" draw:end-glue-point="5" svg:d="M5555 5021h141v-1383">
          <text:p text:style-name="P2"><text:span text:style-name="T1"/></text:p>
          <text:p text:style-name="P2"><text:span text:style-name="T1"/></text:p>
          <text:p text:style-name="P2"><text:span text:style-name="T1"><text:s text:c="9"/></text:span><text:span text:style-name="T1">0.. n</text:span></text:p>
        </draw:connector>
        <draw:ellipse draw:style-name="gr4" draw:text-style-name="P4" xml:id="id11" draw:id="id11" draw:layer="layout" svg:width="1.968cm" svg:height="0.619cm" svg:x="3.814cm" svg:y="6.09cm">
          <text:p text:style-name="P2"><text:span text:style-name="T3">since</text:span></text:p>
        </draw:ellipse>
        <draw:connector draw:style-name="gr9" draw:text-style-name="P2" draw:layer="layout" svg:x1="4.799cm" svg:y1="5.574cm" svg:x2="4.798cm" svg:y2="6.09cm" draw:start-shape="id10" draw:start-glue-point="6" draw:end-shape="id11" draw:end-glue-point="0" svg:d="M4799 5574v259h-1v257">
          <text:p/>
        </draw:connector>
        <draw:frame draw:style-name="gr10" draw:text-style-name="P6" draw:layer="layout" svg:width="6.029cm" svg:height="1.046cm" svg:x="5.639cm" svg:y="7.122cm">
          <draw:text-box>
            <text:p text:style-name="P6"><text:span text:style-name="T5">ER Diagram – Logical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ga Gandikota</meta:initial-creator>
    <meta:creation-date>2017-10-10T01:23:03</meta:creation-date>
    <dc:date>2017-10-11T03:34:18</dc:date>
    <dc:creator>Yuga Gandikota</dc:creator>
    <meta:editing-duration>PT2H48M21S</meta:editing-duration>
    <meta:editing-cycles>6</meta:editing-cycles>
    <meta:generator>OpenOffice/4.1.3$Unix OpenOffice.org_project/413m1$Build-9783</meta:generator>
    <meta:document-statistic meta:object-count="24"/>
  </office:meta>
</office:document-meta>
</file>